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10pt" fo:font-style="italic" fo:text-shadow="none" fo:font-weight="bold" style:font-name-asian="Segoe UI1" style:font-size-asian="10pt" style:font-style-asian="italic" style:font-weight-asian="bold" style:font-name-complex="Segoe UI1" style:font-size-complex="10pt" style:font-style-complex="italic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8.5pt" fo:font-style="italic" fo:text-shadow="none" fo:font-weight="bold" style:font-name-asian="Segoe UI1" style:font-size-asian="8.5pt" style:font-style-asian="italic" style:font-weight-asian="bold" style:font-name-complex="Segoe UI1" style:font-size-complex="8.5pt" style:font-style-complex="italic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26pt" fo:font-style="italic" fo:text-shadow="none" fo:font-weight="normal" style:font-name-asian="Segoe UI1" style:font-size-asian="26pt" style:font-style-asian="italic" style:font-weight-asian="normal" style:font-name-complex="Segoe UI1" style:font-size-complex="26pt" style:font-style-complex="italic" style:font-weight-complex="normal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0.762cm">
          <draw:text-box>
            <text:p text:style-name="P1"><text:span text:style-name="T1">Epistle Reading</text:span></text:p>
            <text:p text:style-name="P1"><text:span text:style-name="T2">1 Corinthians 8:1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8.636cm" svg:x="1.778cm" svg:y="1.016cm">
          <draw:text-box>
            <text:p text:style-name="P4"><text:span text:style-name="T3">1</text:span><text:span text:style-name="T4">Now concerning food offered to idols: we know that “all of us possess knowledge.” This “knowledge” puffs up, but love builds up. </text:span><text:span text:style-name="T3">2</text:span><text:span text:style-name="T4">If anyone imagines that he knows something, he does not yet know as he ought to know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4.384cm" svg:height="6.604cm" svg:x="2.032cm" svg:y="1.016cm">
          <draw:text-box>
            <text:p text:style-name="P4"><text:span text:style-name="T3">3</text:span><text:span text:style-name="T4">But if anyone loves God, he is known by God. </text:span></text:p>
            <text:p text:style-name="P4"><text:span text:style-name="T3">4</text:span><text:span text:style-name="T4">Therefore, as to the eating of food offered to idols, we know that “an idol has no real existence,” and that “there is no God but on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6" draw:layer="layout" svg:width="24.384cm" svg:height="6.604cm" svg:x="2.032cm" svg:y="1.016cm">
          <draw:text-box>
            <text:p text:style-name="P4"><text:span text:style-name="T3">5</text:span><text:span text:style-name="T4">For although there may be so-called gods in heaven or on earth as indeed there are many “gods” and many “lords”— </text:span><text:span text:style-name="T3">6</text:span><text:span text:style-name="T4">yet for us there is one God, the Fath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6" draw:layer="layout" svg:width="24.638cm" svg:height="6.263cm" svg:x="1.778cm" svg:y="1.016cm">
          <draw:text-box>
            <text:p text:style-name="P4"><text:span text:style-name="T4">from whom are all things and for whom we exist, and one Lord, Jesus Christ, through whom are all things and through whom we exist.</text:span><text:span text:style-name="T5"> </text:span><text:span text:style-name="T3">7</text:span><text:span text:style-name="T4">However, not all possess this knowledg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6" draw:layer="layout" svg:width="25.146cm" svg:height="5.226cm" svg:x="1.524cm" svg:y="0.87cm">
          <draw:text-box>
            <text:p text:style-name="P4"><text:span text:style-name="T4">But some, through former association with idols, eat food as really offered to an idol, and their conscience, being weak, is defi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7" draw:text-style-name="P6" draw:layer="layout" svg:width="25.146cm" svg:height="7.766cm" svg:x="1.524cm" svg:y="0.87cm">
          <draw:text-box>
            <text:p text:style-name="P4"><text:span text:style-name="T3">8</text:span><text:span text:style-name="T4">Food will not commend us to God. We are no worse off if we do not eat, and no better off if we do. </text:span><text:span text:style-name="T3">9</text:span><text:span text:style-name="T4">But take care that this right of yours does not somehow become a stumbling block to the wea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8" draw:text-style-name="P6" draw:layer="layout" svg:width="24.384cm" svg:height="8.128cm" svg:x="2.032cm" svg:y="1.016cm">
          <draw:text-box>
            <text:p text:style-name="P4"><text:span text:style-name="T3">10</text:span><text:span text:style-name="T4">For if anyone sees you who have knowledge eating in an</text:span><text:span text:style-name="T6"> idol’s temple, will he not be encouraged, if his conscience is weak, to eat food offered to idol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9" draw:text-style-name="P6" draw:layer="layout" svg:width="24.638cm" svg:height="7.874cm" svg:x="1.778cm" svg:y="1.016cm">
          <draw:text-box>
            <text:p text:style-name="P4"><text:span text:style-name="T7">11</text:span><text:span text:style-name="T6">And so by your knowledge this weak person is destroyed, the brother for whom Christ died. </text:span><text:span text:style-name="T7">12</text:span><text:span text:style-name="T6">Thus, sinning against your brothers and wounding their conscience when it is weak, you sin against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0" draw:text-style-name="P8" draw:layer="layout" svg:width="24.638cm" svg:height="4.76cm" svg:x="1.778cm" svg:y="1.016cm">
          <draw:text-box>
            <text:p text:style-name="P7"><text:span text:style-name="T7">13</text:span><text:span text:style-name="T6">Therefore, if food makes my brother stumble, I will never eat meat, lest I make my brother stum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20:48:05.048000000</meta:creation-date>
    <dc:title>Hymn template</dc:title>
    <meta:editing-duration>PT24M6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24T20:41:29.260000000</dc:date>
    <meta:document-statistic meta:object-count="51"/>
    <meta:template xlink:type="simple" xlink:actuate="onRequest" xlink:title="Hymn template" xlink:href="../../AppData/Roaming/LibreOffice/4/user/template/Worship%20Templsates/Hymn%20template.otp" meta:date="2015-01-30T20:48:04.767000000"/>
  </office:meta>
</office:document-meta>
</file>